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1000001EAEB5CF7AE.png" manifest:media-type="image/png"/>
  <manifest:file-entry manifest:full-path="Pictures/10000201000002AE000001E919BC0824.png" manifest:media-type="image/png"/>
  <manifest:file-entry manifest:full-path="Pictures/1000020100000246000001F40E438194.png" manifest:media-type="image/png"/>
  <manifest:file-entry manifest:full-path="Pictures/100002010000024100000176627E7760.png" manifest:media-type="image/png"/>
  <manifest:file-entry manifest:full-path="Pictures/100002010000026500000180D9E8B0D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6ecd" officeooo:paragraph-rsid="001f6ecd"/>
    </style:style>
    <style:style style:name="P2" style:family="paragraph" style:parent-style-name="Standard">
      <style:text-properties officeooo:paragraph-rsid="001f6ecd"/>
    </style:style>
    <style:style style:name="P3" style:family="paragraph" style:parent-style-name="Header">
      <style:text-properties style:font-name="Agency FB" fo:font-size="20pt" fo:font-style="italic" fo:font-weight="bold" officeooo:rsid="001f6ecd" officeooo:paragraph-rsid="001f6ec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officeooo:rsid="001f6ec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EJERCICIO 1</text:p>
      <text:p text:style-name="Standard"/>
      <text:p text:style-name="Standard"/>
      <text:p text:style-name="Standard"><draw:frame draw:style-name="fr1" draw:name="Imagen1" text:anchor-type="as-char" svg:width="16.219cm" svg:height="10.16cm" draw:z-index="0"><draw:image xlink:href="Pictures/100002010000026500000180D9E8B0D2.pn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EJERCICIO 2</text:p>
      <text:p text:style-name="Standard"/>
      <text:p text:style-name="Standard"/>
      <text:p text:style-name="Standard"><draw:frame draw:style-name="fr1" draw:name="Imagen2" text:anchor-type="as-char" svg:width="15.266cm" svg:height="9.895cm" draw:z-index="1"><draw:image xlink:href="Pictures/100002010000024100000176627E7760.pn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EJERCICIO 3</text:p>
      <text:p text:style-name="Standard"/>
      <text:p text:style-name="Standard"><draw:frame draw:style-name="fr1" draw:name="Imagen3" text:anchor-type="as-char" svg:width="18.15cm" svg:height="12.938cm" draw:z-index="2"><draw:image xlink:href="Pictures/10000201000002AE000001E919BC0824.pn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JERCICIO 4</text:p>
      <text:p text:style-name="P1"/>
      <text:p text:style-name="P1"/>
      <text:p text:style-name="P2"><text:span text:style-name="T1"><draw:frame draw:style-name="fr1" draw:name="Imagen6" text:anchor-type="as-char" svg:width="15.69cm" svg:height="12.965cm" draw:z-index="4"><draw:image xlink:href="Pictures/1000020100000251000001EAEB5CF7AE.png" xlink:type="simple" xlink:show="embed" xlink:actuate="onLoad"/></draw:frame></text:span><text:span text:style-name="T1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EJERCICIO 5 </text:p>
      <text:p text:style-name="P1"/>
      <text:p text:style-name="Standard"><draw:frame draw:style-name="fr1" draw:name="Imagen5" text:anchor-type="as-char" svg:width="15.399cm" svg:height="13.229cm" draw:z-index="3"><draw:image xlink:href="Pictures/1000020100000246000001F40E438194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gency FB" fo:font-size="20pt" fo:font-style="italic" fo:font-weight="bold" officeooo:rsid="001f6ecd" officeooo:paragraph-rsid="001f6ecd" style:font-size-asian="20pt" style:font-style-asian="italic" style:font-weight-asian="bold" style:font-size-complex="20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TONIO DJIGO NAVARRO <text:tab/>PROGRAMCIÓN<text:tab/>11/10/2016 UT 2 EJ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09:22:12.584000000</meta:creation-date>
    <dc:date>2016-10-11T09:58:09.899000000</dc:date>
    <meta:editing-duration>PT20M46S</meta:editing-duration>
    <meta:editing-cycles>2</meta:editing-cycles>
    <meta:generator>LibreOffice/4.4.2.2$Windows_x86 LibreOffice_project/c4c7d32d0d49397cad38d62472b0bc8acff48dd6</meta:generator>
    <meta:document-statistic meta:table-count="0" meta:image-count="5" meta:object-count="0" meta:page-count="5" meta:paragraph-count="12" meta:word-count="19" meta:character-count="117" meta:non-whitespace-character-count="96"/>
  </office:meta>
</office:document-meta>
</file>